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504d" officeooo:paragraph-rsid="001c504d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officeooo:rsid="00634372" officeooo:paragraph-rsid="00634372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c504d" officeooo:paragraph-rsid="001c504d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25fd86c" officeooo:paragraph-rsid="025fd86c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2pt" officeooo:rsid="0020ae1c" officeooo:paragraph-rsid="0020ae1c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fd4f0f" officeooo:paragraph-rsid="00fd4f0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fd4f0f" officeooo:paragraph-rsid="018c017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023ea6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190497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262624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263bf2a" officeooo:paragraph-rsid="0262624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26728e5" officeooo:paragraph-rsid="026728e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officeooo:rsid="02673a9c" officeooo:paragraph-rsid="02673a9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officeooo:rsid="02676be7" officeooo:paragraph-rsid="02676be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26a2ef9" officeooo:paragraph-rsid="026a2ef9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officeooo:paragraph-rsid="0101c5c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weight="bold" officeooo:paragraph-rsid="0023ea6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weight="bold" officeooo:paragraph-rsid="0283a2f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officeooo:rsid="01fc569a" officeooo:paragraph-rsid="01904977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officeooo:rsid="02676be7" officeooo:paragraph-rsid="02676be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officeooo:rsid="02676be7" officeooo:paragraph-rsid="028471cc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262624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28471cc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officeooo:rsid="010ce06c" officeooo:paragraph-rsid="00fd4f0f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8471cc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676be7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880080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996e48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9b376b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9bb3f1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9e51c0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ad474c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officeooo:rsid="028471cc" officeooo:paragraph-rsid="02b53e92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officeooo:rsid="027028b2" officeooo:paragraph-rsid="026a2ef9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officeooo:rsid="027028b2" officeooo:paragraph-rsid="0294b35e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officeooo:rsid="027028b2" officeooo:paragraph-rsid="02b53e92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officeooo:rsid="028b215a" officeooo:paragraph-rsid="0294b35e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officeooo:rsid="028b215a" officeooo:paragraph-rsid="02b53e92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officeooo:rsid="02673a9c" officeooo:paragraph-rsid="0294b35e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officeooo:rsid="02673a9c" officeooo:paragraph-rsid="02b53e92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fd4f0f" officeooo:paragraph-rsid="02b53e92" style:font-size-asian="10.5pt" style:font-size-complex="12pt"/>
    </style:style>
    <style:style style:name="T1" style:family="text">
      <style:text-properties style:text-underline-style="solid" style:text-underline-width="auto" style:text-underline-color="font-color" officeooo:rsid="02626247"/>
    </style:style>
    <style:style style:name="T2" style:family="text">
      <style:text-properties fo:font-size="12pt" officeooo:rsid="0023ea60" style:font-size-asian="10.5pt" style:font-size-complex="12pt"/>
    </style:style>
    <style:style style:name="T3" style:family="text">
      <style:text-properties fo:font-size="12pt" style:text-underline-style="none" officeooo:rsid="010ce06c" style:font-size-asian="12pt" style:font-size-complex="12pt"/>
    </style:style>
    <style:style style:name="T4" style:family="text">
      <style:text-properties fo:font-size="12pt" style:text-underline-style="none" officeooo:rsid="028471cc" style:font-size-asian="12pt" style:font-size-complex="12pt"/>
    </style:style>
    <style:style style:name="T5" style:family="text">
      <style:text-properties fo:font-size="12pt" style:text-underline-style="none" officeooo:rsid="026a2ef9" style:font-size-asian="12pt" style:font-size-complex="12pt"/>
    </style:style>
    <style:style style:name="T6" style:family="text">
      <style:text-properties fo:font-size="12pt" style:text-underline-style="none" officeooo:rsid="028b215a" style:font-size-asian="12pt" style:font-size-complex="12pt"/>
    </style:style>
    <style:style style:name="T7" style:family="text">
      <style:text-properties fo:color="#000000" loext:opacity="100%" fo:font-size="12pt" officeooo:rsid="026113bc" style:font-size-asian="12pt"/>
    </style:style>
    <style:style style:name="T8" style:family="text">
      <style:text-properties fo:color="#000000" loext:opacity="100%" fo:font-size="12pt" officeooo:rsid="02626247" style:font-size-asian="12pt"/>
    </style:style>
    <style:style style:name="T9" style:family="text">
      <style:text-properties fo:color="#000000" loext:opacity="100%" style:font-name="Liberation Serif" fo:font-size="12pt" fo:font-weight="bold" officeooo:rsid="018dac2c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Liberation Serif" fo:font-size="12pt" fo:font-weight="bold" officeooo:rsid="02605d08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Liberation Serif" fo:font-size="14pt" fo:font-weight="bold" officeooo:rsid="02605d08" style:font-size-asian="14pt" style:font-weight-asian="bold" style:font-size-complex="14pt" style:font-weight-complex="bold"/>
    </style:style>
    <style:style style:name="T12" style:family="text">
      <style:text-properties fo:color="#000000" loext:opacity="100%" officeooo:rsid="02626247"/>
    </style:style>
    <style:style style:name="T13" style:family="text">
      <style:text-properties fo:color="#000000" loext:opacity="100%" officeooo:rsid="0283a2fa"/>
    </style:style>
    <style:style style:name="T14" style:family="text">
      <style:text-properties style:font-name="Liberation Serif" fo:font-size="12pt" fo:font-weight="bold" officeooo:rsid="0020ae1c" style:font-size-asian="10.5pt" style:font-weight-asian="bold" style:font-size-complex="12pt" style:font-weight-complex="bold"/>
    </style:style>
    <style:style style:name="T15" style:family="text">
      <style:text-properties officeooo:rsid="01f5422e"/>
    </style:style>
    <style:style style:name="T16" style:family="text">
      <style:text-properties officeooo:rsid="01f6331e"/>
    </style:style>
    <style:style style:name="T17" style:family="text">
      <style:text-properties officeooo:rsid="01f802a1"/>
    </style:style>
    <style:style style:name="T18" style:family="text">
      <style:text-properties officeooo:rsid="0023ea60" style:font-size-asian="10.5pt"/>
    </style:style>
    <style:style style:name="T19" style:family="text">
      <style:text-properties officeooo:rsid="025fd86c"/>
    </style:style>
    <style:style style:name="T20" style:family="text">
      <style:text-properties officeooo:rsid="02605d08"/>
    </style:style>
    <style:style style:name="T21" style:family="text">
      <style:text-properties officeooo:rsid="02626247"/>
    </style:style>
    <style:style style:name="T22" style:family="text">
      <style:text-properties officeooo:rsid="026879ae"/>
    </style:style>
    <style:style style:name="T23" style:family="text">
      <style:text-properties officeooo:rsid="026a2107"/>
    </style:style>
    <style:style style:name="T24" style:family="text">
      <style:text-properties officeooo:rsid="026d7256"/>
    </style:style>
    <style:style style:name="T25" style:family="text">
      <style:text-properties officeooo:rsid="02720084"/>
    </style:style>
    <style:style style:name="T26" style:family="text">
      <style:text-properties officeooo:rsid="0273d36e"/>
    </style:style>
    <style:style style:name="T27" style:family="text">
      <style:text-properties officeooo:rsid="027576ad"/>
    </style:style>
    <style:style style:name="T28" style:family="text">
      <style:text-properties officeooo:rsid="0276b01d"/>
    </style:style>
    <style:style style:name="T29" style:family="text">
      <style:text-properties officeooo:rsid="0279ec10"/>
    </style:style>
    <style:style style:name="T30" style:family="text">
      <style:text-properties officeooo:rsid="027bb775"/>
    </style:style>
    <style:style style:name="T31" style:family="text">
      <style:text-properties officeooo:rsid="027d26f7"/>
    </style:style>
    <style:style style:name="T32" style:family="text">
      <style:text-properties officeooo:rsid="0281e70d"/>
    </style:style>
    <style:style style:name="T33" style:family="text">
      <style:text-properties officeooo:rsid="02880080"/>
    </style:style>
    <style:style style:name="T34" style:family="text">
      <style:text-properties officeooo:rsid="02895945"/>
    </style:style>
    <style:style style:name="T35" style:family="text">
      <style:text-properties officeooo:rsid="028b215a"/>
    </style:style>
    <style:style style:name="T36" style:family="text">
      <style:text-properties officeooo:rsid="010ce06c"/>
    </style:style>
    <style:style style:name="T37" style:family="text">
      <style:text-properties officeooo:rsid="028d0a33"/>
    </style:style>
    <style:style style:name="T38" style:family="text">
      <style:text-properties officeooo:rsid="028e60b8"/>
    </style:style>
    <style:style style:name="T39" style:family="text">
      <style:text-properties officeooo:rsid="0291dd16"/>
    </style:style>
    <style:style style:name="T40" style:family="text">
      <style:text-properties officeooo:rsid="0296a2e0"/>
    </style:style>
    <style:style style:name="T41" style:family="text">
      <style:text-properties officeooo:rsid="0298090b"/>
    </style:style>
    <style:style style:name="T42" style:family="text">
      <style:text-properties officeooo:rsid="029b376b"/>
    </style:style>
    <style:style style:name="T43" style:family="text">
      <style:text-properties officeooo:rsid="029f5e07"/>
    </style:style>
    <style:style style:name="T44" style:family="text">
      <style:text-properties officeooo:rsid="02a0b898"/>
    </style:style>
    <style:style style:name="T45" style:family="text">
      <style:text-properties officeooo:rsid="02a22768"/>
    </style:style>
    <style:style style:name="T46" style:family="text">
      <style:text-properties officeooo:rsid="02a2a6d3"/>
    </style:style>
    <style:style style:name="T47" style:family="text">
      <style:text-properties officeooo:rsid="02a38181"/>
    </style:style>
    <style:style style:name="T48" style:family="text">
      <style:text-properties officeooo:rsid="02a5371c"/>
    </style:style>
    <style:style style:name="T49" style:family="text">
      <style:text-properties officeooo:rsid="02a66ca9"/>
    </style:style>
    <style:style style:name="T50" style:family="text">
      <style:text-properties officeooo:rsid="02a78aaf"/>
    </style:style>
    <style:style style:name="T51" style:family="text">
      <style:text-properties officeooo:rsid="02a975a0"/>
    </style:style>
    <style:style style:name="T52" style:family="text">
      <style:text-properties officeooo:rsid="02ab71e4"/>
    </style:style>
    <style:style style:name="T53" style:family="text">
      <style:text-properties officeooo:rsid="02aeaeda"/>
    </style:style>
    <style:style style:name="T54" style:family="text">
      <style:text-properties officeooo:rsid="02af7d7e"/>
    </style:style>
    <style:style style:name="T55" style:family="text">
      <style:text-properties officeooo:rsid="02b350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9">TFM</text:span><text:line-break/><text:span text:style-name="T19">RAG</text:span></text:p>
      <text:p text:style-name="P3"/>
      <text:p text:style-name="P4">nomb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<text:span text:style-name="T10">4</text:span><text:span text:style-name="T9">. </text:span><text:span text:style-name="T11">EVALUACIÓN</text:span><text:span text:style-name="T14">:</text:span></text:p>
      <text:p text:style-name="P5"/>
      <text:p text:style-name="P24"/>
      <text:p text:style-name="P33">======================</text:p>
      <text:p text:style-name="P41"><text:span text:style-name="T55">[</text:span><text:span text:style-name="T20">Aquí comentar los objetivos de la evaluación, por qué es necesario, o lo que sea</text:span><text:span text:style-name="T15">.</text:span><text:span text:style-name="T55">]</text:span></text:p>
      <text:p text:style-name="P41"/>
      <text:p text:style-name="P38"><text:span text:style-name="T36">m</text:span>etodología</text:p>
      <text:p text:style-name="P33">======================</text:p>
      <text:p text:style-name="P7"/>
      <text:p text:style-name="P5"/>
      <text:p text:style-name="P17"><text:span text:style-name="T8">a. </text:span><text:span text:style-name="T7">Tipos de evaluación</text:span><text:span text:style-name="T2">:</text:span></text:p>
      <text:p text:style-name="P8"/>
      <text:p text:style-name="P12">LlamaIndex tiene varios módulos destinados a evaluar diversos aspectos del RAG:</text:p>
      <text:p text:style-name="P10"/>
      <text:p text:style-name="P10">- <text:span text:style-name="T1">Faithfulness</text:span><text:span text:style-name="T21">: </text:span><text:span text:style-name="T27">e</text:span><text:span text:style-name="T24">valúa si una respuesta concuerda con la información de los nodos en los que se ha basado </text:span><text:span text:style-name="T25">(i.e. alucinaciones)</text:span><text:span text:style-name="T24">.</text:span></text:p>
      <text:p text:style-name="P10"/>
      <text:p text:style-name="P10">- <text:span text:style-name="T1">Relevancy</text:span><text:span text:style-name="T21">: </text:span><text:span text:style-name="T27">evalúa si la respuesta + nodos fuente concuerdan con la </text:span><text:span text:style-name="T32">query</text:span><text:span text:style-name="T27">. Útil para medir si la </text:span><text:span text:style-name="T32">query</text:span><text:span text:style-name="T27"> ha sido respondida con la respuesta.</text:span></text:p>
      <text:p text:style-name="P10"/>
      <text:p text:style-name="P10">- <text:span text:style-name="T1">Correctness</text:span><text:span text:style-name="T21">: </text:span><text:span text:style-name="T27">evalúa la relevancia y exactitud de una respuesta generada comparándola con una respuesta de referencia.</text:span></text:p>
      <text:p text:style-name="P10"/>
      <text:p text:style-name="P10">- <text:span text:style-name="T1">Semantic</text:span><text:span text:style-name="T21">:</text:span> <text:span text:style-name="T27">calcula la similaridad entre los embeddings de la respuesta generada y de una respuesta de referencia.</text:span></text:p>
      <text:p text:style-name="P10"/>
      <text:p text:style-name="P10">- <text:span text:style-name="T1">Guidelines</text:span><text:span text:style-name="T21">: </text:span><text:span text:style-name="T28">evalúa si en la respuesta generada se están cumpliendo las guidelines especificadas.</text:span></text:p>
      <text:p text:style-name="P10"/>
      <text:p text:style-name="P10">- <text:span text:style-name="T1">Retriever</text:span><text:span text:style-name="T21">: </text:span><text:span text:style-name="T29">evalúa un retriever, </text:span><text:span text:style-name="T30">comparando</text:span><text:span text:style-name="T29"> los documentos que obtiene </text:span><text:span text:style-name="T31">para cada</text:span><text:span text:style-name="T29"> </text:span><text:span text:style-name="T32">query</text:span><text:span text:style-name="T29"> dada con </text:span><text:span text:style-name="T31">los</text:span><text:span text:style-name="T29"> </text:span><text:span text:style-name="T31">correspondientes documentos de referencia de cada </text:span><text:span text:style-name="T32">query</text:span><text:span text:style-name="T29">.</text:span></text:p>
      <text:p text:style-name="P10"/>
      <text:p text:style-name="P10"/>
      <text:p text:style-name="P25">======================</text:p>
      <text:p text:style-name="P39">A parte de los módulos de LlamaIndex, existe una gran variedad de librerías de terceros para este efecto, que ofrecen posibilidades como… <text:span text:style-name="T26">para este trabajo nos ceñiremos a los módulos que vienen con LlamaIndex.</text:span><text:span text:style-name="T6"/></text:p>
      <text:p text:style-name="P37"><text:span text:style-name="T5"/></text:p>
      <text:p text:style-name="P35">Métricas.</text:p>
      <text:p text:style-name="P13"/>
      <text:p text:style-name="P21">datasets: <text:span text:style-name="T22">datasets</text:span> de llamahub… comentar por qué es bueno usar varios datasets… <text:span text:style-name="T22">la ventaja de tener estos datasets… que se puden generar datasets, </text:span><text:span text:style-name="T23">ventajas</text:span><text:span text:style-name="T22">… </text:span></text:p>
      <text:p text:style-name="P25">======================</text:p>
      <text:p text:style-name="P14"/>
      <text:p text:style-name="P14"/>
      <text:p text:style-name="P18"><text:span text:style-name="T13">c</text:span><text:span text:style-name="T12">. </text:span><text:span text:style-name="T13">Descripción del código</text:span><text:span text:style-name="T18">:</text:span></text:p>
      <text:p text:style-name="P14"/>
      <text:p text:style-name="P25">Para la evaluación hemos creado tres archivos de código:</text:p>
      <text:p text:style-name="P25"/>
      <text:p text:style-name="P25">- dataset_downloader.py: descarga datasets de llamahub destinados a la tarea de evaluación.</text:p>
      <text:p text:style-name="P25"/>
      <text:p text:style-name="P25"><text:soft-page-break/>- eval_batch_multiple_evaluations: <text:span text:style-name="T33">ejecuta múltiples evaluadores simultáneamente sobre un modelo.</text:span></text:p>
      <text:p text:style-name="P25"><text:tab/>- <text:span text:style-name="T33">definimos la key de OpenAI como una variable de entorno. Esto nos permitirá hacer llamadas a modelos de OpenAI.</text:span></text:p>
      <text:p text:style-name="P27"><text:tab/>- <text:span text:style-name="T33">definimos el LLM “gold” que usaremos para evaluar nuestro modelo. En este caso GPT-4 (Tener en cuenta que las llamadas a este modelo son caras con respecto a otros, así que para pruebas podemos usar otros más baratos).</text:span></text:p>
      <text:p text:style-name="P27"><text:tab/>- <text:span text:style-name="T33">definimos los evaluadores. Los evaluadores usados en conjunto en este archivo pueden evaluar faithfulness, relevancy, correctness, semantic, y guidelines. Para las guidelines definimos primero las guidelines en un diccionario y a continuación creamos un evaluador por guideline. </text:span><text:span text:style-name="T34">A todos les pasamos por parámetro el LLM “gold” del paso previo, menos al de semantic, que evalúa similitud entre embeddings y puede pasársele un modelo de embeddings o que coja el que haya en Settings.</text:span></text:p>
      <text:p text:style-name="P27"><text:tab/>- <text:span text:style-name="T35">cargamos de un archivo el dataset para evaluación que vayamos a usar, </text:span><text:span text:style-name="T40">y sus correspondientes documentos. </text:span><text:span text:style-name="T41">Alternativamente podemos generar un dataset a raíz de unos documentos dados, usando DatasetGenerator.</text:span></text:p>
      <text:p text:style-name="P28"><text:tab/>- <text:span text:style-name="T35">del dataset sacamos las queries y las respuestas de refencia. </text:span><text:span text:style-name="T37">O</text:span><text:span text:style-name="T35">pcionalmente podemos reducir su número para ahorrar dinero/tiempo en caso de que el dataset sea más grande de lo que queremos.</text:span></text:p>
      <text:p text:style-name="P28"><text:tab/>- <text:span text:style-name="T35">definimos el modelo a evaluar.</text:span></text:p>
      <text:p text:style-name="P27"><text:tab/>- <text:span text:style-name="T38">i</text:span><text:span text:style-name="T37">nicializamos un BatchEvalRunner con todos los evaluadores, y llamamos a su método aevaluate_queries pasándole nuestro modelo, las queries y las respuestas de referencia, para obtener los resultados de la evaluación.</text:span></text:p>
      <text:p text:style-name="P27"><text:tab/>- <text:span text:style-name="T38">analizamos los resultados. Para ello definimos la función get_eval_results, que nos calcula para un evaluador dado, una score como la media de las scores de todas las queries. </text:span><text:span text:style-name="T39">Podemos también ver resultados de queries concretas para ver otros atributos a parte del score, como por ejemplo el feedback.</text:span></text:p>
      <text:p text:style-name="P27"/>
      <text:p text:style-name="P29">- <text:span text:style-name="T42">eval_retriever: evalúa un retriever.</text:span></text:p>
      <text:p text:style-name="P29"><text:tab/>- <text:span text:style-name="T33">definimos la key de OpenAI como una variable de entorno. Esto nos permitirá hacer llamadas a modelos de OpenAI.</text:span></text:p>
      <text:p text:style-name="P30"><text:tab/>- <text:span text:style-name="T35">cargamos de un archivo </text:span><text:span text:style-name="T42">los </text:span><text:span text:style-name="T40">documentos </text:span><text:span text:style-name="T42">que vamos a usar</text:span><text:span text:style-name="T41">.</text:span></text:p>
      <text:p text:style-name="P31"><text:tab/>- <text:span text:style-name="T43">creamos los nodos a partir de los documentos, eligiendo el chunk_size que queramos.</text:span></text:p>
      <text:p text:style-name="P31"><text:tab/>- <text:span text:style-name="T45">a partir de los nodos, </text:span><text:span text:style-name="T44">creamos el vector </text:span><text:span text:style-name="T46">store</text:span><text:span text:style-name="T44"> index y el retriever.</text:span></text:p>
      <text:p text:style-name="P31"><text:tab/>- <text:span text:style-name="T47">si queremos, podemos mostrar los resultados de usar el retriever con una query dada.</text:span></text:p>
      <text:p text:style-name="P31"><text:tab/>- <text:span text:style-name="T33">definimos el LLM </text:span><text:span text:style-name="T42">q</text:span><text:span text:style-name="T33">ue usaremos para </text:span><text:span text:style-name="T42">generar un dataset de queries y contextos a partir de los nodos</text:span><text:span text:style-name="T33">.</text:span></text:p>
      <text:p text:style-name="P31"><text:tab/>- <text:span text:style-name="T48">aquí, o bien podemos generar un dataset de parejas de queries y contextos usando la función generate_question_context_pairs, y luego guardarlo en un archivo, o bien podemos cargar dicho dataset de un archivo de uno que hayamos generado y guardado anteriormente. Es muy recomendable generarlos solo una vez y guardarlos, ya que cuesta tiempo y, dependiendo del modelo </text:span><text:span text:style-name="T49">usado para generarlos</text:span><text:span text:style-name="T48">, dinero, el generarlos.</text:span></text:p>
      <text:p text:style-name="P31"><text:tab/>- <text:span text:style-name="T50">inicializamos el evaluador, pasándole las métricas que queremos y el retriever.</text:span></text:p>
      <text:p text:style-name="P31"><text:tab/>- <text:span text:style-name="T51">si queremos podemos obtener los resultados para una query concreta.</text:span></text:p>
      <text:p text:style-name="P31"><text:tab/>- <text:span text:style-name="T52">obtenemos los resultados para todo el dataset.</text:span></text:p>
      <text:p text:style-name="P31"><text:tab/>- <text:span text:style-name="T53">definimos una función que toma los resultados y nos devuelve un dataframe con la media de los resultados de cada métrica, y la usamos para mostrar </text:span><text:span text:style-name="T54">los resultados medios de cada métrica</text:span><text:span text:style-name="T53">.</text:span></text:p>
      <text:p text:style-name="P26"/>
      <text:p text:style-name="P10"/>
      <text:p text:style-name="P10"/>
      <text:p text:style-name="P11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45:59.986842232</meta:creation-date>
    <dc:date>2024-09-06T18:06:12.106943431</dc:date>
    <meta:editing-duration>P2DT10H5S</meta:editing-duration>
    <meta:editing-cycles>427</meta:editing-cycles>
    <meta:generator>LibreOffice/7.5.7.1$MacOSX_AARCH64 LibreOffice_project/47eb0cf7efbacdee9b19ae25d6752381ede23126</meta:generator>
    <meta:document-statistic meta:table-count="0" meta:image-count="0" meta:object-count="0" meta:page-count="4" meta:paragraph-count="44" meta:word-count="758" meta:character-count="4849" meta:non-whitespace-character-count="4115"/>
  </office:meta>
</office:document-meta>
</file>